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529" officeooo:paragraph-rsid="0000a529"/>
    </style:style>
    <style:style style:name="P2" style:family="paragraph" style:parent-style-name="Standard">
      <style:text-properties officeooo:rsid="0000a529" officeooo:paragraph-rsid="0000a529"/>
    </style:style>
    <style:style style:name="P3" style:family="paragraph" style:parent-style-name="Standard">
      <style:text-properties officeooo:rsid="0001fa5c" officeooo:paragraph-rsid="0001fa5c"/>
    </style:style>
    <style:style style:name="P4" style:family="paragraph" style:parent-style-name="Standard">
      <style:text-properties officeooo:rsid="000223a0" officeooo:paragraph-rsid="000223a0"/>
    </style:style>
    <style:style style:name="T1" style:family="text">
      <style:text-properties officeooo:rsid="000223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__ Motivation / Objectifs</text:p>
      <text:p text:style-name="P1"/>
      <text:p text:style-name="P3">Ulysse</text:p>
      <text:p text:style-name="P1"/>
      <text:p text:style-name="P1"/>
      <text:p text:style-name="P1">II__ Partie scientifique</text:p>
      <text:p text:style-name="P1"/>
      <text:p text:style-name="P3">Adrien</text:p>
      <text:p text:style-name="P1"/>
      <text:p text:style-name="P1">III__ Algorithme (→ solution)</text:p>
      <text:p text:style-name="P1">- on ne montre pas le code mais du pseudo code au plus</text:p>
      <text:p text:style-name="P1"/>
      <text:p text:style-name="P3">Charles → sauvegarde</text:p>
      <text:p text:style-name="P3">Ulysse → gestion des déplacement et intersections</text:p>
      <text:p text:style-name="P3">Lou → <text:span text:style-name="T1">choix de la camera</text:span></text:p>
      <text:p text:style-name="P3"/>
      <text:p text:style-name="P1"/>
      <text:p text:style-name="P1">IV__ Problèmes rencontrés corrigés ou à corriger (pas important)</text:p>
      <text:p text:style-name="P1"/>
      <text:p text:style-name="P4">Adaptation au logiciel github</text:p>
      <text:p text:style-name="P4">(Double timer ?)</text:p>
      <text:p text:style-name="P1"/>
      <text:p text:style-name="P1">V__Démonstration (2 minutes)</text:p>
      <text:p text:style-name="P1"/>
      <text:p text:style-name="P1"/>
      <text:p text:style-name="P1"/>
      <text:p text:style-name="P1">Le jour J envoyer la présentation, le code source et l’exécutable, et un document de 5 pages à rédiger.</text:p>
      <text:p text:style-name="P1"/>
      <text:p text:style-name="P1"/>
      <text:p text:style-name="P4">Modifs dernière minute : You Win et band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ysse BUONOMO</meta:initial-creator>
    <meta:creation-date>2015-05-21T08:15:25.210366546</meta:creation-date>
    <dc:date>2015-06-09T13:18:34.394419015</dc:date>
    <dc:creator>Ulysse BUONOMO</dc:creator>
    <meta:editing-duration>PT1H5M38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15" meta:word-count="88" meta:character-count="521" meta:non-whitespace-character-count="448"/>
  </office:meta>
</office:document-meta>
</file>